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7" style:family="table-cell" style:parent-style-name="Default" style:data-style-name="N11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>
      <style:table-cell-properties fo:background-color="#fff200"/>
    </style:style>
    <style:style style:name="ce32" style:family="table-cell" style:parent-style-name="Default" style:data-style-name="N11">
      <style:table-cell-properties fo:background-color="#fff200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11">
      <style:table-cell-properties fo:background-color="transparen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5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4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59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55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51" style:family="table-cell" style:parent-style-name="Default" style:data-style-name="N121">
      <style:map style:condition="cell-content()&gt;[.E31]*1.25" style:apply-style-name="Good" style:base-cell-address="Sheet1.I31"/>
    </style:style>
    <style:style style:name="ce54" style:family="table-cell" style:parent-style-name="Default" style:data-style-name="N121">
      <style:map style:condition="cell-content()&gt;[.E32]*1.25" style:apply-style-name="Good" style:base-cell-address="Sheet1.I32"/>
    </style:style>
    <style:style style:name="ce69" style:family="table-cell" style:parent-style-name="Default" style:data-style-name="N121">
      <style:map style:condition="cell-content()&gt;[.E37]*1.25" style:apply-style-name="Good" style:base-cell-address="Sheet1.I37"/>
    </style:style>
    <style:style style:name="ce61" style:family="table-cell" style:parent-style-name="Default" style:data-style-name="N121">
      <style:map style:condition="cell-content()&gt;[.E38]*1.25" style:apply-style-name="Good" style:base-cell-address="Sheet1.I38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95" style:family="table-cell" style:parent-style-name="Default" style:data-style-name="N121">
      <style:map style:condition="cell-content()&gt;0" style:apply-style-name="Bad" style:base-cell-address="Sheet1.J17"/>
    </style:style>
    <style:style style:name="ce121" style:family="table-cell" style:parent-style-name="Default" style:data-style-name="N121">
      <style:map style:condition="cell-content()&gt;0" style:apply-style-name="Bad" style:base-cell-address="Sheet1.J18"/>
    </style:style>
    <style:style style:name="ce122" style:family="table-cell" style:parent-style-name="Default" style:data-style-name="N121">
      <style:map style:condition="cell-content()&gt;0" style:apply-style-name="Bad" style:base-cell-address="Sheet1.J19"/>
    </style:style>
    <style:style style:name="ce123" style:family="table-cell" style:parent-style-name="Default" style:data-style-name="N121">
      <style:map style:condition="cell-content()&gt;0" style:apply-style-name="Bad" style:base-cell-address="Sheet1.J20"/>
    </style:style>
    <style:style style:name="ce124" style:family="table-cell" style:parent-style-name="Default" style:data-style-name="N121">
      <style:map style:condition="cell-content()&gt;0" style:apply-style-name="Bad" style:base-cell-address="Sheet1.J21"/>
    </style:style>
    <style:style style:name="ce161" style:family="table-cell" style:parent-style-name="Default" style:data-style-name="N121">
      <style:map style:condition="cell-content()&gt;0" style:apply-style-name="Bad" style:base-cell-address="Sheet1.J22"/>
    </style:style>
    <style:style style:name="ce162" style:family="table-cell" style:parent-style-name="Default" style:data-style-name="N121">
      <style:map style:condition="cell-content()&gt;0" style:apply-style-name="Bad" style:base-cell-address="Sheet1.J23"/>
    </style:style>
    <style:style style:name="ce170" style:family="table-cell" style:parent-style-name="Default" style:data-style-name="N121">
      <style:map style:condition="cell-content()&gt;0" style:apply-style-name="Bad" style:base-cell-address="Sheet1.J24"/>
    </style:style>
    <style:style style:name="ce152" style:family="table-cell" style:parent-style-name="Default" style:data-style-name="N121">
      <style:map style:condition="cell-content()&gt;0" style:apply-style-name="Bad" style:base-cell-address="Sheet1.J25"/>
    </style:style>
    <style:style style:name="ce140" style:family="table-cell" style:parent-style-name="Default" style:data-style-name="N121">
      <style:map style:condition="cell-content()&gt;0" style:apply-style-name="Bad" style:base-cell-address="Sheet1.J26"/>
    </style:style>
    <style:style style:name="ce141" style:family="table-cell" style:parent-style-name="Default" style:data-style-name="N121">
      <style:map style:condition="cell-content()&gt;0" style:apply-style-name="Bad" style:base-cell-address="Sheet1.J27"/>
    </style:style>
    <style:style style:name="ce144" style:family="table-cell" style:parent-style-name="Default" style:data-style-name="N121">
      <style:map style:condition="cell-content()&gt;0" style:apply-style-name="Bad" style:base-cell-address="Sheet1.J31"/>
    </style:style>
    <style:style style:name="ce78" style:family="table-cell" style:parent-style-name="Default" style:data-style-name="N121">
      <style:map style:condition="cell-content()&gt;0" style:apply-style-name="Bad" style:base-cell-address="Sheet1.J32"/>
    </style:style>
    <style:style style:name="ce145" style:family="table-cell" style:parent-style-name="Default" style:data-style-name="N121">
      <style:map style:condition="cell-content()&gt;0" style:apply-style-name="Bad" style:base-cell-address="Sheet1.J33"/>
    </style:style>
    <style:style style:name="ce156" style:family="table-cell" style:parent-style-name="Default" style:data-style-name="N121">
      <style:map style:condition="cell-content()&gt;0" style:apply-style-name="Bad" style:base-cell-address="Sheet1.J34"/>
    </style:style>
    <style:style style:name="ce157" style:family="table-cell" style:parent-style-name="Default" style:data-style-name="N121">
      <style:map style:condition="cell-content()&gt;0" style:apply-style-name="Bad" style:base-cell-address="Sheet1.J35"/>
    </style:style>
    <style:style style:name="ce158" style:family="table-cell" style:parent-style-name="Default" style:data-style-name="N121">
      <style:map style:condition="cell-content()&gt;0" style:apply-style-name="Bad" style:base-cell-address="Sheet1.J36"/>
    </style:style>
    <style:style style:name="ce103" style:family="table-cell" style:parent-style-name="Default" style:data-style-name="N121">
      <style:map style:condition="cell-content()&gt;0" style:apply-style-name="Bad" style:base-cell-address="Sheet1.J37"/>
    </style:style>
    <style:style style:name="ce93" style:family="table-cell" style:parent-style-name="Default" style:data-style-name="N121">
      <style:map style:condition="cell-content()&gt;0" style:apply-style-name="Bad" style:base-cell-address="Sheet1.J38"/>
    </style:style>
    <style:style style:name="ce163" style:family="table-cell" style:parent-style-name="Default" style:data-style-name="N121">
      <style:map style:condition="cell-content()&gt;0" style:apply-style-name="Bad" style:base-cell-address="Sheet1.J39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34" style:family="table-cell" style:parent-style-name="Default" style:data-style-name="N121">
      <style:map style:condition="cell-content()&gt;0" style:apply-style-name="Bad" style:base-cell-address="Sheet1.K17"/>
    </style:style>
    <style:style style:name="ce165" style:family="table-cell" style:parent-style-name="Default" style:data-style-name="N121">
      <style:map style:condition="cell-content()&gt;0" style:apply-style-name="Bad" style:base-cell-address="Sheet1.K18"/>
    </style:style>
    <style:style style:name="ce166" style:family="table-cell" style:parent-style-name="Default" style:data-style-name="N121">
      <style:map style:condition="cell-content()&gt;0" style:apply-style-name="Bad" style:base-cell-address="Sheet1.K19"/>
    </style:style>
    <style:style style:name="ce167" style:family="table-cell" style:parent-style-name="Default" style:data-style-name="N121">
      <style:map style:condition="cell-content()&gt;0" style:apply-style-name="Bad" style:base-cell-address="Sheet1.K20"/>
    </style:style>
    <style:style style:name="ce168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6" style:family="table-cell" style:parent-style-name="Default" style:data-style-name="N121">
      <style:map style:condition="cell-content()&gt;0" style:apply-style-name="Bad" style:base-cell-address="Sheet1.K23"/>
    </style:style>
    <style:style style:name="ce207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88" style:family="table-cell" style:parent-style-name="Default" style:data-style-name="N121">
      <style:map style:condition="cell-content()&gt;0" style:apply-style-name="Bad" style:base-cell-address="Sheet1.K26"/>
    </style:style>
    <style:style style:name="ce189" style:family="table-cell" style:parent-style-name="Default" style:data-style-name="N121">
      <style:map style:condition="cell-content()&gt;0" style:apply-style-name="Bad" style:base-cell-address="Sheet1.K27"/>
    </style:style>
    <style:style style:name="ce192" style:family="table-cell" style:parent-style-name="Default" style:data-style-name="N121">
      <style:map style:condition="cell-content()&gt;0" style:apply-style-name="Bad" style:base-cell-address="Sheet1.K31"/>
    </style:style>
    <style:style style:name="ce193" style:family="table-cell" style:parent-style-name="Default" style:data-style-name="N121">
      <style:map style:condition="cell-content()&gt;0" style:apply-style-name="Bad" style:base-cell-address="Sheet1.K33"/>
    </style:style>
    <style:style style:name="ce195" style:family="table-cell" style:parent-style-name="Default" style:data-style-name="N121">
      <style:map style:condition="cell-content()&gt;0" style:apply-style-name="Bad" style:base-cell-address="Sheet1.K34"/>
    </style:style>
    <style:style style:name="ce137" style:family="table-cell" style:parent-style-name="Default" style:data-style-name="N121">
      <style:map style:condition="cell-content()&gt;0" style:apply-style-name="Bad" style:base-cell-address="Sheet1.K37"/>
    </style:style>
    <style:style style:name="ce117" style:family="table-cell" style:parent-style-name="Default" style:data-style-name="N121">
      <style:map style:condition="cell-content()&gt;0" style:apply-style-name="Bad" style:base-cell-address="Sheet1.K38"/>
    </style:style>
    <style:style style:name="ce199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7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35" calcext:value-type="float">
            <text:p>1.235</text:p>
          </table:table-cell>
          <table:table-cell table:style-name="ce22" office:value-type="percentage" office:value="-0.0473" calcext:value-type="percentage">
            <text:p>-4.73%</text:p>
          </table:table-cell>
          <table:table-cell table:style-name="ce26" office:value-type="float" office:value="7.38" calcext:value-type="float">
            <text:p>7.38</text:p>
          </table:table-cell>
          <table:table-cell table:style-name="ce22" office:value-type="percentage" office:value="0.7047" calcext:value-type="percentage">
            <text:p>70.47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54" calcext:value-type="float" table:number-columns-spanned="4" table:number-rows-spanned="1">
            <text:p>1.25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1" calcext:value-type="percentage" table:number-columns-spanned="5" table:number-rows-spanned="1">
            <text:p>-5.1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4" office:value-type="percentage" office:value="0.1124" calcext:value-type="percentage" table:number-columns-spanned="1" table:number-rows-spanned="2">
            <text:p>11.24%</text:p>
          </table:table-cell>
          <table:table-cell office:value-type="string" calcext:value-type="string">
            <text:p>融创中国</text:p>
          </table:table-cell>
          <table:table-cell office:value-type="percentage" office:value="0.082" calcext:value-type="percentage">
            <text:p>8.20%</text:p>
          </table:table-cell>
          <table:table-cell office:value-type="float" office:value="28.33" calcext:value-type="float">
            <text:p>28.330</text:p>
          </table:table-cell>
          <table:table-cell office:value-type="float" office:value="22.4" calcext:value-type="float">
            <text:p>22.400</text:p>
          </table:table-cell>
          <table:table-cell office:value-type="percentage" office:value="-0.1129" calcext:value-type="percentage">
            <text:p>-11.29%</text:p>
          </table:table-cell>
          <table:table-cell table:formula="of:=IF([.E6]&gt;0;[.F6]/[.E6]-1.0014;([.F6]-[.E6]))" office:value-type="percentage" office:value="-0.210718743381574" calcext:value-type="percentage">
            <text:p>-21.0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4125" calcext:value-type="float">
            <text:p>35.4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6.05" calcext:value-type="float">
            <text:p>26.050</text:p>
          </table:table-cell>
          <table:table-cell office:value-type="float" office:value="20.8" calcext:value-type="float">
            <text:p>20.800</text:p>
          </table:table-cell>
          <table:table-cell office:value-type="percentage" office:value="-0.0524" calcext:value-type="percentage">
            <text:p>-5.24%</text:p>
          </table:table-cell>
          <table:table-cell table:formula="of:=IF([.E7]&gt;0;[.F7]/[.E7]-1.0014;([.F7]-[.E7]))" office:value-type="percentage" office:value="-0.202935508637236" calcext:value-type="percentage">
            <text:p>-20.2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4" office:value-type="percentage" office:value="0.1679" calcext:value-type="percentage" table:number-columns-spanned="1" table:number-rows-spanned="5">
            <text:p>16.79%</text:p>
          </table:table-cell>
          <table:table-cell office:value-type="string" calcext:value-type="string">
            <text:p>民生银行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7.075" calcext:value-type="float">
            <text:p>7.075</text:p>
          </table:table-cell>
          <table:table-cell office:value-type="float" office:value="5.82" calcext:value-type="float">
            <text:p>5.820</text:p>
          </table:table-cell>
          <table:table-cell office:value-type="percentage" office:value="-0.0251" calcext:value-type="percentage">
            <text:p>-2.51%</text:p>
          </table:table-cell>
          <table:table-cell table:formula="of:=IF([.E8]&gt;0;[.F8]/[.E8]-1.0014;([.F8]-[.E8]))" office:value-type="percentage" office:value="-0.178785159010601" calcext:value-type="percentage">
            <text:p>-17.8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24" calcext:value-type="float">
            <text:p>27.240</text:p>
          </table:table-cell>
          <table:table-cell office:value-type="percentage" office:value="-0.0303" calcext:value-type="percentage">
            <text:p>-3.03%</text:p>
          </table:table-cell>
          <table:table-cell table:formula="of:=IF([.E9]&gt;0;[.F9]/[.E9]-1.0014;([.F9]-[.E9]))" office:value-type="percentage" office:value="0.0140706430568498" calcext:value-type="percentage">
            <text:p>1.4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53125" calcext:value-type="float">
            <text:p>33.53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24" calcext:value-type="float">
            <text:p>27.240</text:p>
          </table:table-cell>
          <table:table-cell office:value-type="percentage" office:value="-0.0303" calcext:value-type="percentage">
            <text:p>-3.03%</text:p>
          </table:table-cell>
          <table:table-cell table:formula="of:=IF([.E10]&gt;0;[.F10]/[.E10]-1.0014;([.F10]-[.E10]))" office:value-type="percentage" office:value="0.00421134081512098" calcext:value-type="percentage">
            <text:p>0.4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3.86" calcext:value-type="float">
            <text:p>33.86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3" calcext:value-type="float">
            <text:p>3.530</text:p>
          </table:table-cell>
          <table:table-cell office:value-type="percentage" office:value="-0.0167" calcext:value-type="percentage">
            <text:p>-1.67%</text:p>
          </table:table-cell>
          <table:table-cell table:style-name="ce41" table:formula="of:=IF([.E11]&gt;0;[.F11]/[.E11]-1.0014;([.F11]-[.E11]))" office:value-type="percentage" office:value="-0.0128813777653319" calcext:value-type="percentage">
            <text:p>-1.29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0.209" calcext:value-type="float">
            <text:p>10.209</text:p>
          </table:table-cell>
          <table:table-cell office:value-type="float" office:value="8.91" calcext:value-type="float">
            <text:p>8.910</text:p>
          </table:table-cell>
          <table:table-cell office:value-type="percentage" office:value="-0.0368" calcext:value-type="percentage">
            <text:p>-3.68%</text:p>
          </table:table-cell>
          <table:table-cell table:formula="of:=IF([.E12]&gt;0;[.F12]/[.E12]-1.0014;([.F12]-[.E12]))" office:value-type="percentage" office:value="-0.128640669997061" calcext:value-type="percentage">
            <text:p>-12.86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2.76125" calcext:value-type="float">
            <text:p>12.761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24" office:value-type="percentage" office:value="0.035" calcext:value-type="percentage" table:number-columns-spanned="1" table:number-rows-spanned="2">
            <text:p>3.50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9.51" calcext:value-type="float">
            <text:p>39.510</text:p>
          </table:table-cell>
          <table:table-cell office:value-type="percentage" office:value="-0.1045" calcext:value-type="percentage">
            <text:p>-10.45%</text:p>
          </table:table-cell>
          <table:table-cell table:formula="of:=IF([.E13]&gt;0;[.F13]/[.E13]-1.0014;([.F13]-[.E13]))" office:value-type="percentage" office:value="-0.477943144450774" calcext:value-type="percentage">
            <text:p>-47.79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1.88" calcext:value-type="float">
            <text:p>41.880</text:p>
          </table:table-cell>
          <table:table-cell office:value-type="percentage" office:value="-0.1125" calcext:value-type="percentage">
            <text:p>-11.25%</text:p>
          </table:table-cell>
          <table:table-cell table:style-name="ce53" table:formula="of:=IF([.E14]&gt;0;[.F14]/[.E14]-1.0014;([.F14]-[.E14]))" office:value-type="percentage" office:value="-0.0990471602171852" calcext:value-type="percentage">
            <text:p>-9.90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24" office:value-type="percentage" office:value="0.0176" calcext:value-type="percentage">
            <text:p>1.76%</text:p>
          </table:table-cell>
          <table:table-cell office:value-type="string" calcext:value-type="string">
            <text:p>潍柴动力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8.752" calcext:value-type="float">
            <text:p>8.752</text:p>
          </table:table-cell>
          <table:table-cell office:value-type="float" office:value="7.74" calcext:value-type="float">
            <text:p>7.740</text:p>
          </table:table-cell>
          <table:table-cell office:value-type="percentage" office:value="-0.0775" calcext:value-type="percentage">
            <text:p>-7.75%</text:p>
          </table:table-cell>
          <table:table-cell table:style-name="ce43" table:formula="of:=IF([.E15]&gt;0;[.F15]/[.E15]-1.0014;([.F15]-[.E15]))" office:value-type="percentage" office:value="-0.11703071297989" calcext:value-type="percentage">
            <text:p>-11.70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.94" calcext:value-type="float">
            <text:p>10.940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24" office:value-type="percentage" office:value="0.0444" calcext:value-type="percentage" table:number-columns-spanned="1" table:number-rows-spanned="2">
            <text:p>4.44%</text:p>
          </table:table-cell>
          <table:table-cell office:value-type="string" calcext:value-type="string">
            <text:p>北京君正DXN1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5" calcext:value-type="float">
            <text:p>21.500</text:p>
          </table:table-cell>
          <table:table-cell office:value-type="percentage" office:value="-0.106" calcext:value-type="percentage">
            <text:p>-10.60%</text:p>
          </table:table-cell>
          <table:table-cell table:formula="of:=IF([.E16]&gt;0;[.F16]/[.E16]-1.0014;([.F16]-[.E16]))" office:value-type="percentage" office:value="25.47" calcext:value-type="percentage">
            <text:p>2547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421709430404" calcext:value-type="float">
            <text:p>28.422</text:p>
          </table:table-cell>
          <table:table-cell table:style-name="ce150" table:formula="of:=IF([.F16]&lt;[.E16]*1.25; 0; [.I16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5" calcext:value-type="float">
            <text:p>21.500</text:p>
          </table:table-cell>
          <table:table-cell office:value-type="percentage" office:value="-0.106" calcext:value-type="percentage">
            <text:p>-10.60%</text:p>
          </table:table-cell>
          <table:table-cell table:style-name="ce62" table:formula="of:=IF([.E17]&gt;0;[.F17]/[.E17]-1.0014;([.F17]-[.E17]))" office:value-type="percentage" office:value="-0.0482168114913993" calcext:value-type="percentage">
            <text:p>-4.82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195" calcext:value-type="float">
            <text:p>28.195</text:p>
          </table:table-cell>
          <table:table-cell table:style-name="ce95" table:formula="of:=IF([.F17]&lt;[.E17]*1.25; 0; [.I17]/1.25*0.92)" office:value-type="float" office:value="0" calcext:value-type="float">
            <text:p>0.000</text:p>
          </table:table-cell>
          <table:table-cell table:style-name="ce134" office:value-type="float" office:value="0" calcext:value-type="float">
            <text:p>0.000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3">
            <text:p>其他</text:p>
          </table:table-cell>
          <table:table-cell table:style-name="ce24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847" calcext:value-type="float">
            <text:p>95.847</text:p>
          </table:table-cell>
          <table:table-cell office:value-type="percentage" office:value="-0.0017" calcext:value-type="percentage">
            <text:p>-0.17%</text:p>
          </table:table-cell>
          <table:table-cell table:formula="of:=IF([.E18]&gt;0;[.F18]/[.E18]-1.0014;([.F18]-[.E18]))" office:value-type="percentage" office:value="-0.0429300000000001" calcext:value-type="percentage">
            <text:p>-4.29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1" table:formula="of:=IF([.F18]&lt;[.E18]*1.25; 0; [.I18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32" calcext:value-type="float">
            <text:p>97.320</text:p>
          </table:table-cell>
          <table:table-cell office:value-type="percentage" office:value="-0.0026" calcext:value-type="percentage">
            <text:p>-0.26%</text:p>
          </table:table-cell>
          <table:table-cell table:formula="of:=IF([.E19]&gt;0;[.F19]/[.E19]-1.0014;([.F19]-[.E19]))" office:value-type="percentage" office:value="-0.0282000000000001" calcext:value-type="percentage">
            <text:p>-2.82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2" table:formula="of:=IF([.F19]&lt;[.E19]*1.25; 0; [.I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5"/>
          <table:covered-table-cell table:style-name="ce29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8" calcext:value-type="float">
            <text:p>94.800</text:p>
          </table:table-cell>
          <table:table-cell office:value-type="percentage" office:value="-0.0145" calcext:value-type="percentage">
            <text:p>-1.45%</text:p>
          </table:table-cell>
          <table:table-cell table:formula="of:=IF([.E20]&gt;0;[.F20]/[.E20]-1.0014;([.F20]-[.E20]))" office:value-type="percentage" office:value="-0.0534000000000001" calcext:value-type="percentage">
            <text:p>-5.34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3" table:formula="of:=IF([.F20]&lt;[.E20]*1.25; 0; [.I20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4" office:value-type="percentage" office:value="0.0735" calcext:value-type="percentage" table:number-columns-spanned="1" table:number-rows-spanned="4">
            <text:p>7.35%</text:p>
          </table:table-cell>
          <table:table-cell office:value-type="string" calcext:value-type="string">
            <text:p>中国平安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63.708" calcext:value-type="float">
            <text:p>63.708</text:p>
          </table:table-cell>
          <table:table-cell office:value-type="float" office:value="57.82" calcext:value-type="float">
            <text:p>57.820</text:p>
          </table:table-cell>
          <table:table-cell office:value-type="percentage" office:value="-0.0501" calcext:value-type="percentage">
            <text:p>-5.01%</text:p>
          </table:table-cell>
          <table:table-cell table:formula="of:=IF([.E21]&gt;0;[.F21]/[.E21]-1.0014;([.F21]-[.E21]))" office:value-type="percentage" office:value="-0.0938216738871099" calcext:value-type="percentage">
            <text:p>-9.38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9.635" calcext:value-type="float">
            <text:p>79.635</text:p>
          </table:table-cell>
          <table:table-cell table:style-name="ce124" table:formula="of:=IF([.F21]&lt;[.E21]*1.25; 0; [.I2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6.02" calcext:value-type="float">
            <text:p>16.020</text:p>
          </table:table-cell>
          <table:table-cell office:value-type="percentage" office:value="-0.0487" calcext:value-type="percentage">
            <text:p>-4.87%</text:p>
          </table:table-cell>
          <table:table-cell table:formula="of:=IF([.E22]&gt;0;[.F22]/[.E22]-1.0014;([.F22]-[.E22]))" office:value-type="percentage" office:value="-0.0751742830712304" calcext:value-type="percentage">
            <text:p>-7.52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62" calcext:value-type="float">
            <text:p>21.620</text:p>
          </table:table-cell>
          <table:table-cell table:style-name="ce161" table:formula="of:=IF([.F22]&lt;[.E22]*1.25; 0; [.I22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02" calcext:value-type="float">
            <text:p>16.020</text:p>
          </table:table-cell>
          <table:table-cell office:value-type="percentage" office:value="-0.0487" calcext:value-type="percentage">
            <text:p>-4.87%</text:p>
          </table:table-cell>
          <table:table-cell table:formula="of:=IF([.E23]&gt;0;[.F23]/[.E23]-1.0014;([.F23]-[.E23]))" office:value-type="percentage" office:value="-0.13592188006483" calcext:value-type="percentage">
            <text:p>-13.59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3.1375" calcext:value-type="float">
            <text:p>23.138</text:p>
          </table:table-cell>
          <table:table-cell table:style-name="ce162" table:formula="of:=IF([.F23]&lt;[.E23]*1.25; 0; [.I23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43" calcext:value-type="float">
            <text:p>14.430</text:p>
          </table:table-cell>
          <table:table-cell office:value-type="percentage" office:value="-0.0702" calcext:value-type="percentage">
            <text:p>-7.02%</text:p>
          </table:table-cell>
          <table:table-cell table:formula="of:=IF([.E24]&gt;0;[.F24]/[.E24]-1.0014;([.F24]-[.E24]))" office:value-type="percentage" office:value="-0.164393039443155" calcext:value-type="percentage">
            <text:p>-16.44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70" table:formula="of:=IF([.F24]&lt;[.E24]*1.25; 0; [.I2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4" office:value-type="percentage" office:value="0.0095" calcext:value-type="percentage">
            <text:p>0.9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2.15" calcext:value-type="float">
            <text:p>2.150</text:p>
          </table:table-cell>
          <table:table-cell office:value-type="float" office:value="12.92" calcext:value-type="float">
            <text:p>12.920</text:p>
          </table:table-cell>
          <table:table-cell table:style-name="ce49" office:value-type="percentage" office:value="-0.0415" calcext:value-type="percentage">
            <text:p>-4.15%</text:p>
          </table:table-cell>
          <table:table-cell table:formula="of:=IF([.E25]&gt;0;[.F25]/[.E25]-1.0014;([.F25]-[.E25]))" office:value-type="percentage" office:value="5.0079023255814" calcext:value-type="percentage">
            <text:p>500.79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6.0187482833862" calcext:value-type="float">
            <text:p>16.019</text:p>
          </table:table-cell>
          <table:table-cell table:style-name="ce152" table:formula="of:=IF([.F25]&lt;[.E25]*1.25; 0; [.I25]/1.25*0.92)" office:value-type="float" office:value="11.7897987365723" calcext:value-type="float">
            <text:p>11.79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4" office:value-type="percentage" office:value="0.0178" calcext:value-type="percentage">
            <text:p>1.78%</text:p>
          </table:table-cell>
          <table:table-cell office:value-type="string" calcext:value-type="string">
            <text:p>西宁特钢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1" calcext:value-type="float">
            <text:p>4.610</text:p>
          </table:table-cell>
          <table:table-cell office:value-type="percentage" office:value="-0.1152" calcext:value-type="percentage">
            <text:p>-11.52%</text:p>
          </table:table-cell>
          <table:table-cell table:formula="of:=IF([.E26]&gt;0;[.F26]/[.E26]-1.0014;([.F26]-[.E26]))" office:value-type="percentage" office:value="-0.202716701316701" calcext:value-type="percentage">
            <text:p>-20.2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40" table:formula="of:=IF([.F26]&lt;[.E26]*1.25; 0; [.I26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4" office:value-type="percentage" office:value="0.0123" calcext:value-type="percentage">
            <text:p>1.23%</text:p>
          </table:table-cell>
          <table:table-cell office:value-type="string" calcext:value-type="string">
            <text:p>泸州老窖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8.68" calcext:value-type="float">
            <text:p>48.680</text:p>
          </table:table-cell>
          <table:table-cell office:value-type="percentage" office:value="-0.1338" calcext:value-type="percentage">
            <text:p>-13.38%</text:p>
          </table:table-cell>
          <table:table-cell table:formula="of:=IF([.E27]&gt;0;[.F27]/[.E27]-1.0014;([.F27]-[.E27]))" office:value-type="percentage" office:value="-0.261211151489349" calcext:value-type="percentage">
            <text:p>-26.1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2.20875" calcext:value-type="float">
            <text:p>82.209</text:p>
          </table:table-cell>
          <table:table-cell table:style-name="ce141" table:formula="of:=IF([.F27]&lt;[.E27]*1.25; 0; [.I2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46" calcext:value-type="float" table:number-columns-spanned="4" table:number-rows-spanned="1">
            <text:p>1.14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7" calcext:value-type="percentage" table:number-columns-spanned="5" table:number-rows-spanned="1">
            <text:p>-3.7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4" office:value-type="percentage" office:value="0.0977" calcext:value-type="percentage" table:number-columns-spanned="1" table:number-rows-spanned="3">
            <text:p>9.7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89" calcext:value-type="percentage">
            <text:p>4.89%</text:p>
          </table:table-cell>
          <table:table-cell table:style-name="ce38" office:value-type="float" office:value="2.7186" calcext:value-type="float">
            <text:p>2.7186</text:p>
          </table:table-cell>
          <table:table-cell table:style-name="ce38" office:value-type="float" office:value="1.87" calcext:value-type="float">
            <text:p>1.8700</text:p>
          </table:table-cell>
          <table:table-cell office:value-type="percentage" office:value="-0.0922" calcext:value-type="percentage">
            <text:p>-9.22%</text:p>
          </table:table-cell>
          <table:table-cell table:style-name="ce45" table:formula="of:=IF([.E31]&gt;0;[.F31]/[.E31]-1.0014;([.F31]-[.E31]))" office:value-type="percentage" office:value="-0.313545957478114" calcext:value-type="percentage">
            <text:p>-31.35%</text:p>
          </table:table-cell>
          <table:table-cell table:style-name="ce5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44" table:formula="of:=IF([.F31]&lt;[.E31]*1.25; 0; [.I3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208" calcext:value-type="percentage">
            <text:p>2.08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6.15" calcext:value-type="float">
            <text:p>36.1500</text:p>
          </table:table-cell>
          <table:table-cell office:value-type="percentage" office:value="-0.0011" calcext:value-type="percentage">
            <text:p>-0.11%</text:p>
          </table:table-cell>
          <table:table-cell table:style-name="ce47" table:formula="of:=IF([.E32]&gt;0;[.F32]/[.E32]-1.0014;([.F32]-[.E32]))" office:value-type="percentage" office:value="-0.0997913206135429" calcext:value-type="percentage">
            <text:p>-9.98%</text:p>
          </table:table-cell>
          <table:table-cell table:style-name="ce5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78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8" calcext:value-type="percentage">
            <text:p>2.80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0.75" calcext:value-type="float">
            <text:p>180.7500</text:p>
          </table:table-cell>
          <table:table-cell office:value-type="percentage" office:value="-0.0453" calcext:value-type="percentage">
            <text:p>-4.53%</text:p>
          </table:table-cell>
          <table:table-cell table:style-name="ce45" table:formula="of:=IF([.E33]&gt;0;[.F33]/[.E33]-1.0014;([.F33]-[.E33]))" office:value-type="percentage" office:value="0.0324313073290201" calcext:value-type="percentage">
            <text:p>3.24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45" table:formula="of:=IF([.F33]&lt;[.E33]*1.25; 0; [.I3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2" office:value-type="percentage" office:value="0.0152" calcext:value-type="percentage">
            <text:p>1.52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52" calcext:value-type="percentage">
            <text:p>1.52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0.8" calcext:value-type="float">
            <text:p>20.8000</text:p>
          </table:table-cell>
          <table:table-cell office:value-type="percentage" office:value="-0.0524" calcext:value-type="percentage">
            <text:p>-5.24%</text:p>
          </table:table-cell>
          <table:table-cell table:style-name="ce45" table:formula="of:=IF([.E34]&gt;0;[.F34]/[.E34]-1.0014;([.F34]-[.E34]))" office:value-type="percentage" office:value="-0.198286390313214" calcext:value-type="percentage">
            <text:p>-19.83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374" calcext:value-type="float">
            <text:p>32.374</text:p>
          </table:table-cell>
          <table:table-cell table:style-name="ce156" table:formula="of:=IF([.F34]&lt;[.E34]*1.25; 0; [.I3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37" calcext:value-type="percentage">
            <text:p>3.37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77.73" calcext:value-type="float">
            <text:p>177.7300</text:p>
          </table:table-cell>
          <table:table-cell office:value-type="percentage" office:value="0.0165" calcext:value-type="percentage">
            <text:p>1.65%</text:p>
          </table:table-cell>
          <table:table-cell table:style-name="ce45" table:formula="of:=IF([.E35]&gt;0;[.F35]/[.E35]-1.0014;([.F35]-[.E35]))" office:value-type="percentage" office:value="0.0151683539691807" calcext:value-type="percentage">
            <text:p>1.52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57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4" office:value-type="percentage" office:value="0.0268" calcext:value-type="percentage" table:number-columns-spanned="1" table:number-rows-spanned="2">
            <text:p>2.6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2" calcext:value-type="percentage">
            <text:p>1.20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47.15" calcext:value-type="float">
            <text:p>347.1500</text:p>
          </table:table-cell>
          <table:table-cell office:value-type="percentage" office:value="0.1716" calcext:value-type="percentage">
            <text:p>17.16%</text:p>
          </table:table-cell>
          <table:table-cell table:style-name="ce45" table:formula="of:=IF([.E36]&gt;0;[.F36]/[.E36]-1.0014;([.F36]-[.E36]))" office:value-type="percentage" office:value="0.0271925925925924" calcext:value-type="percentage">
            <text:p>2.72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58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covered-table-cell table:style-name="ce17"/>
          <table:covered-table-cell table:style-name="ce32"/>
          <table:table-cell table:style-name="ce28" office:value-type="string" calcext:value-type="string">
            <text:p>长安B</text:p>
          </table:table-cell>
          <table:table-cell office:value-type="percentage" office:value="0.0148" calcext:value-type="percentage">
            <text:p>1.48%</text:p>
          </table:table-cell>
          <table:table-cell table:style-name="ce38" office:value-type="float" office:value="7.398" calcext:value-type="float">
            <text:p>7.3980</text:p>
          </table:table-cell>
          <table:table-cell table:style-name="ce38" office:value-type="float" office:value="6.74" calcext:value-type="float">
            <text:p>6.7400</text:p>
          </table:table-cell>
          <table:table-cell office:value-type="percentage" office:value="-0.0146" calcext:value-type="percentage">
            <text:p>-1.46%</text:p>
          </table:table-cell>
          <table:table-cell table:style-name="ce59" table:formula="of:=IF([.E37]&gt;0;[.F37]/[.E37]-1.0014;([.F37]-[.E37]))" office:value-type="percentage" office:value="-0.0903429575560962" calcext:value-type="percentage">
            <text:p>-9.03%</text:p>
          </table:table-cell>
          <table:table-cell table:style-name="ce6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03" table:formula="of:=IF([.F37]&lt;[.E37]*1.25; 0; [.I3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23" calcext:value-type="percentage">
            <text:p>1.23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68" calcext:value-type="float">
            <text:p>1.6800</text:p>
          </table:table-cell>
          <table:table-cell office:value-type="percentage" office:value="-0.0455" calcext:value-type="percentage">
            <text:p>-4.55%</text:p>
          </table:table-cell>
          <table:table-cell table:style-name="ce55" table:formula="of:=IF([.E38]&gt;0;[.F38]/[.E38]-1.0014;([.F38]-[.E38]))" office:value-type="percentage" office:value="-0.0151951276783093" calcext:value-type="percentage">
            <text:p>-1.52%</text:p>
          </table:table-cell>
          <table:table-cell table:style-name="ce6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93" table:formula="of:=IF([.F38]&lt;[.E38]*1.25; 0; [.I38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13" calcext:value-type="percentage">
            <text:p>2.13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4.67" calcext:value-type="float">
            <text:p>24.6700</text:p>
          </table:table-cell>
          <table:table-cell office:value-type="percentage" office:value="-0.0573" calcext:value-type="percentage">
            <text:p>-5.73%</text:p>
          </table:table-cell>
          <table:table-cell table:style-name="ce45" table:formula="of:=IF([.E39]&gt;0;[.F39]/[.E39]-1.0014;([.F39]-[.E39]))" office:value-type="percentage" office:value="-0.101143461553901" calcext:value-type="percentage">
            <text:p>-10.11%</text:p>
          </table:table-cell>
          <table:table-cell table:style-name="ce5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4.254125" calcext:value-type="float">
            <text:p>34.254</text:p>
          </table:table-cell>
          <table:table-cell table:style-name="ce163" table:formula="of:=IF([.F39]&lt;[.E39]*1.25; 0; [.I39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2]" office:value-type="float" office:value="96635.367335" calcext:value-type="float">
            <text:p>96635.3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6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18:Sheet1.H27 Sheet1.H6:Sheet1.H10 Sheet1.H12:Sheet1.H13 Sheet1.H16:Sheet1.H1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39:Sheet1.H39 Sheet1.H31:Sheet1.H31 Sheet1.H33:Sheet1.H36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18:Sheet1.I27 Sheet1.I6:Sheet1.I10 Sheet1.I12:Sheet1.I13 Sheet1.I16:Sheet1.I16">
            <calcext:condition calcext:apply-style-name="Good" calcext:value="&gt;[.E6]*1.25" calcext:base-cell-address="Sheet1.I6"/>
          </calcext:conditional-format>
          <calcext:conditional-format calcext:target-range-address="Sheet1.I39:Sheet1.I39 Sheet1.I31:Sheet1.I31 Sheet1.I33:Sheet1.I36">
            <calcext:condition calcext:apply-style-name="Good" calcext:value="&gt;[.E31]*1.25" calcext:base-cell-address="Sheet1.I31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5:16:00.705993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8-04T15:53:17.838402595</dc:date>
    <meta:editing-duration>P1DT13H5M8S</meta:editing-duration>
    <meta:editing-cycles>179</meta:editing-cycles>
    <meta:generator>LibreOffice/6.0.3.2$Linux_X86_64 LibreOffice_project/00m0$Build-2</meta:generator>
    <meta:document-statistic meta:table-count="1" meta:cell-count="388" meta:object-count="0"/>
  </office:meta>
</office:document-meta>
</file>